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35c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ada8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09f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630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9b7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af3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ea9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f0c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629ee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62e21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35c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630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ad39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ac46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c38c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c480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3d6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36e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fd9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a38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cf28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e27c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05cb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ee3a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0004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0766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9b7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333e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fc3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3d70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316a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408b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49fa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3afa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486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4855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cfa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f0c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ea9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06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0ff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43c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abb2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6b18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b2a7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b2ca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b3ac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a9d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ac63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6d68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934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cee9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ce27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9e20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b97e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c43b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c5e1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629ee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62cb5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8321a5" officeooo:paragraph-rsid="458321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cee9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c722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df39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e235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e58d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ee62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eeda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f396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f535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f69c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f7f2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fb6f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fd9c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fef8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6002d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602d1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604db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611a9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611fc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612ab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081cf9" officeooo:paragraph-rsid="46267b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0b0530" officeooo:paragraph-rsid="46267b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4ba1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" style:family="text">
      <style:text-properties fo:color="#333333" officeooo:rsid="2f7a955a"/>
    </style:style>
    <style:style style:name="T4" style:family="text">
      <style:text-properties fo:color="#333333" officeooo:rsid="2f7a955a" style:font-name-asian="Arial"/>
    </style:style>
    <style:style style:name="T5" style:family="text">
      <style:text-properties fo:color="#333333" style:font-name="標楷體1"/>
    </style:style>
    <style:style style:name="T6" style:family="text">
      <style:text-properties fo:color="#333333" style:font-name="標楷體1" officeooo:rsid="4519b729"/>
    </style:style>
    <style:style style:name="T7" style:family="text">
      <style:text-properties fo:color="#333333" officeooo:rsid="4519b729"/>
    </style:style>
    <style:style style:name="T8" style:family="text">
      <style:text-properties officeooo:rsid="44ab590c"/>
    </style:style>
    <style:style style:name="T9" style:family="text">
      <style:text-properties style:font-name="標楷體1"/>
    </style:style>
    <style:style style:name="T10" style:family="text">
      <style:text-properties style:font-name="標楷體1" style:font-name-asian="標楷體1"/>
    </style:style>
    <style:style style:name="T11" style:family="text">
      <style:text-properties style:font-name="標楷體1" officeooo:rsid="2f7a955a" style:font-name-asian="標楷體1"/>
    </style:style>
    <style:style style:name="T12" style:family="text">
      <style:text-properties style:font-name="標楷體1" officeooo:rsid="451ea92d" style:font-name-asian="標楷體1"/>
    </style:style>
    <style:style style:name="T13" style:family="text">
      <style:text-properties style:font-name="標楷體1" officeooo:rsid="45206039" style:font-name-asian="標楷體1"/>
    </style:style>
    <style:style style:name="T14" style:family="text">
      <style:text-properties style:font-name="標楷體1" officeooo:rsid="45243c05" style:font-name-asian="標楷體1"/>
    </style:style>
    <style:style style:name="T15" style:family="text">
      <style:text-properties style:font-name="標楷體1" officeooo:rsid="4582ba63" style:font-name-asian="標楷體1"/>
    </style:style>
    <style:style style:name="T16" style:family="text">
      <style:text-properties style:font-name="標楷體1" officeooo:rsid="451d6b94"/>
    </style:style>
    <style:style style:name="T17" style:family="text">
      <style:text-properties style:font-name="標楷體1" officeooo:rsid="451ea92d"/>
    </style:style>
    <style:style style:name="T18" style:family="text">
      <style:text-properties style:font-name="標楷體1" officeooo:rsid="451ea92d" style:font-name-asian="Liberation Serif1" style:font-name-complex="Liberation Serif1"/>
    </style:style>
    <style:style style:name="T19" style:family="text">
      <style:text-properties style:font-name="標楷體1" officeooo:rsid="45243c05" style:font-name-asian="Liberation Serif1" style:font-name-complex="Liberation Serif1"/>
    </style:style>
    <style:style style:name="T20" style:family="text">
      <style:text-properties style:font-name="標楷體1" officeooo:rsid="45243c05"/>
    </style:style>
    <style:style style:name="T21" style:family="text">
      <style:text-properties style:font-name="標楷體1" officeooo:rsid="45206039"/>
    </style:style>
    <style:style style:name="T22" style:family="text">
      <style:text-properties style:font-name="標楷體1" officeooo:rsid="458229a5"/>
    </style:style>
    <style:style style:name="T23" style:family="text">
      <style:text-properties officeooo:rsid="44c90905"/>
    </style:style>
    <style:style style:name="T24" style:family="text">
      <style:text-properties style:font-name-asian="Arial"/>
    </style:style>
    <style:style style:name="T25" style:family="text">
      <style:text-properties officeooo:rsid="44c90905" style:font-name-asian="Arial"/>
    </style:style>
    <style:style style:name="T26" style:family="text">
      <style:text-properties officeooo:rsid="2f7a955a" style:font-name-asian="Arial"/>
    </style:style>
    <style:style style:name="T27" style:family="text">
      <style:text-properties officeooo:rsid="4519b729"/>
    </style:style>
    <style:style style:name="T28" style:family="text">
      <style:text-properties officeooo:rsid="2f7a955a"/>
    </style:style>
    <style:style style:name="T29" style:family="text">
      <style:text-properties style:text-underline-style="solid" style:text-underline-width="auto" style:text-underline-color="font-color" officeooo:rsid="362b5268"/>
    </style:style>
    <style:style style:name="T30" style:family="text">
      <style:text-properties style:text-underline-style="solid" style:text-underline-width="auto" style:text-underline-color="font-color" officeooo:rsid="4c43b58b"/>
    </style:style>
    <style:style style:name="T31" style:family="text">
      <style:text-properties officeooo:rsid="4c43b58b"/>
    </style:style>
    <style:style style:name="T32" style:family="text">
      <style:text-properties officeooo:rsid="45206039"/>
    </style:style>
    <style:style style:name="T33" style:family="text">
      <style:text-properties officeooo:rsid="362b5268"/>
    </style:style>
    <style:style style:name="T34" style:family="text">
      <style:text-properties officeooo:rsid="451b93b9"/>
    </style:style>
    <style:style style:name="T35" style:family="text">
      <style:text-properties officeooo:rsid="459d2cb4"/>
    </style:style>
    <style:style style:name="T36" style:family="text">
      <style:text-properties officeooo:rsid="40b326dd"/>
    </style:style>
    <style:style style:name="T37" style:family="text">
      <style:text-properties officeooo:rsid="45dcbcb4" style:font-name-asian="Arial"/>
    </style:style>
    <style:style style:name="T38" style:family="text">
      <style:text-properties style:font-name="標楷體1"/>
    </style:style>
    <style:style style:name="T39" style:family="text">
      <style:text-properties style:font-name="標楷體1" style:font-name-asian="標楷體1"/>
    </style:style>
    <style:style style:name="T40" style:family="text">
      <style:text-properties style:font-name="標楷體1" officeooo:rsid="45dcbcb4" style:font-name-asian="標楷體1"/>
    </style:style>
    <style:style style:name="T41" style:family="text">
      <style:text-properties style:font-name="標楷體1" officeooo:rsid="45df39ea" style:font-name-asian="標楷體1"/>
    </style:style>
    <style:style style:name="T42" style:family="text">
      <style:text-properties style:font-name="標楷體1" officeooo:rsid="45eb8ff6" style:font-name-asian="標楷體1"/>
    </style:style>
    <style:style style:name="T43" style:family="text">
      <style:text-properties style:font-name="標楷體1" officeooo:rsid="45ed0dc4" style:font-name-asian="標楷體1"/>
    </style:style>
    <style:style style:name="T44" style:family="text">
      <style:text-properties style:font-name="標楷體1" officeooo:rsid="45f5352e" style:font-name-asian="標楷體1"/>
    </style:style>
    <style:style style:name="T45" style:family="text">
      <style:text-properties style:font-name="標楷體1" officeooo:rsid="4604db45" style:font-name-asian="標楷體1"/>
    </style:style>
    <style:style style:name="T46" style:family="text">
      <style:text-properties style:font-name="標楷體1" officeooo:rsid="45c7223d" style:font-name-asian="標楷體1"/>
    </style:style>
    <style:style style:name="T47" style:family="text">
      <style:text-properties style:font-name="標楷體1" officeooo:rsid="460de3e7" style:font-name-asian="標楷體1"/>
    </style:style>
    <style:style style:name="T48" style:family="text">
      <style:text-properties style:font-name="標楷體1" officeooo:rsid="46134ccd" style:font-name-asian="標楷體1"/>
    </style:style>
    <style:style style:name="T49" style:family="text">
      <style:text-properties style:font-name="標楷體1" officeooo:rsid="4614bb5a" style:font-name-asian="標楷體1"/>
    </style:style>
    <style:style style:name="T50" style:family="text">
      <style:text-properties style:font-name="標楷體1" officeooo:rsid="4618e03b" style:font-name-asian="標楷體1"/>
    </style:style>
    <style:style style:name="T51" style:family="text">
      <style:text-properties style:font-name="標楷體1" officeooo:rsid="461b7b53" style:font-name-asian="標楷體1"/>
    </style:style>
    <style:style style:name="T52" style:family="text">
      <style:text-properties style:font-name="標楷體1" officeooo:rsid="46207669" style:font-name-asian="標楷體1"/>
    </style:style>
    <style:style style:name="T53" style:family="text">
      <style:text-properties style:font-name="標楷體1" officeooo:rsid="46267b0b" style:font-name-asian="標楷體1"/>
    </style:style>
    <style:style style:name="T54" style:family="text">
      <style:text-properties style:font-name="標楷體1" officeooo:rsid="45e2358e"/>
    </style:style>
    <style:style style:name="T55" style:family="text">
      <style:text-properties style:font-name="標楷體1" officeooo:rsid="45e69af0"/>
    </style:style>
    <style:style style:name="T56" style:family="text">
      <style:text-properties style:text-position="sub 58%" style:font-name="標楷體1" officeooo:rsid="45df39ea" style:font-name-asian="標楷體1"/>
    </style:style>
    <style:style style:name="T57" style:family="text">
      <style:text-properties style:text-position="sub 58%" style:font-name="標楷體1" officeooo:rsid="45f5352e" style:font-name-asian="標楷體1"/>
    </style:style>
    <style:style style:name="T58" style:family="text">
      <style:text-properties officeooo:rsid="45e2358e"/>
    </style:style>
    <style:style style:name="T59" style:family="text">
      <style:text-properties style:font-name="Arial" officeooo:rsid="45dcbcb4" style:font-name-asian="Arial"/>
    </style:style>
    <style:style style:name="T60" style:family="text">
      <style:text-properties officeooo:rsid="460b053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68705774" text:style-name="L1">
        <text:list-item>
          <text:p text:style-name="P1"><text:bookmark-start text:name="善良"/>善良<text:bookmark-end text:name="善良"/></text:p>
          <text:list>
            <text:list-item>
              <text:p text:style-name="P11">善良 是 優良的 好。</text:p>
              <text:list>
                <text:list-item>
                  <text:p text:style-name="P11">善良 不是 設計、製造、使用 需要。</text:p>
                </text:list-item>
                <text:list-item>
                  <text:p text:style-name="P1">善良 是 填補<text:span text:style-name="T1">、滿足 </text:span>需要。</text:p>
                  <text:list>
                    <text:list-item>
                      <text:p text:style-name="P11">滿足 不是 過少、過多 滿足。</text:p>
                    </text:list-item>
                    <text:list-item>
                      <text:p text:style-name="P11">滿足 是 些許、適當 滿足。</text:p>
                      <text:list>
                        <text:list-item>
                          <text:p text:style-name="P11">些許、適當 是 某一特定範圍。</text:p>
                        </text:list-item>
                      </text:list>
                    </text:list-item>
                    <text:list-item>
                      <text:p text:style-name="P11">明顯例子，假定，第一個個體 在 沙漠 口渴、脫水。</text:p>
                      <text:list>
                        <text:list-item>
                          <text:p text:style-name="P11">假定，第二個個體 提供 水，給 第一個個體。</text:p>
                          <text:list>
                            <text:list-item>
                              <text:p text:style-name="P11">第二個個體 有機率是 善良的 個體。</text:p>
                            </text:list-item>
                          </text:list>
                        </text:list-item>
                        <text:list-item>
                          <text:p text:style-name="P11">假定，第二個個體 幫助 第一個個體 喝水。</text:p>
                          <text:list>
                            <text:list-item>
                              <text:p text:style-name="P11">該幫助 有機率是 善良的 行為、行動。</text:p>
                            </text:list-item>
                          </text:list>
                        </text:list-item>
                        <text:list-item>
                          <text:p text:style-name="P11">假定，第二個個體 幫助 第一個個體（些許的）喝水。</text:p>
                          <text:list>
                            <text:list-item>
                              <text:p text:style-name="P11">該幫助 有機率是 善良的 行為、行動。</text:p>
                            </text:list-item>
                            <text:list-item>
                              <text:p text:style-name="P11">明顯例子，該幫助 讓 第一個個體（稍微）解渴、更遠離休克風險。</text:p>
                            </text:list-item>
                            <text:list-item>
                              <text:p text:style-name="P11">（些許的）喝水 的 明顯例子，只讓 第一個個體 喝 一杯水。</text:p>
                            </text:list-item>
                          </text:list>
                        </text:list-item>
                        <text:list-item>
                          <text:p text:style-name="P11">假定，第二個個體 幫助 第一個個體（過少的）喝水。</text:p>
                          <text:list>
                            <text:list-item>
                              <text:p text:style-name="P11">該幫助 是 不善良的 行為、行動。</text:p>
                            </text:list-item>
                            <text:list-item>
                              <text:p text:style-name="P11">明顯例子，該幫助 讓 第一個個體 更口渴、更接近休克風險。</text:p>
                            </text:list-item>
                            <text:list-item>
                              <text:p text:style-name="P11">（過少的）喝水 的 明顯例子，只讓 第一個個體 喝 一滴水。</text:p>
                              <text:list>
                                <text:list-item>
                                  <text:p text:style-name="P11">些許、過少 不是，以 數量、容量、多少 來 劃分、區分。</text:p>
                                </text:list-item>
                                <text:list-item>
                                  <text:p text:style-name="P11">些許、過少 是，以 會、不會 更口渴、更接近休克風險 來 劃分、區分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">假定，第二個個體 幫助 第一個個體（過量的）喝水。</text:p>
                          <text:list>
                            <text:list-item>
                              <text:p text:style-name="P11">該幫助 是 不善良的 行為、行動。</text:p>
                            </text:list-item>
                            <text:list-item>
                              <text:p text:style-name="P11">明顯例子，該幫助 讓 第一個個體 水中毒、浸水。</text:p>
                            </text:list-item>
                          </text:list>
                        </text:list-item>
                        <text:list-item>
                          <text:p text:style-name="P11">假定，第二個個體 提供 海水，給 第一個個體。</text:p>
                          <text:list>
                            <text:list-item>
                              <text:p text:style-name="P11">第二個個體 是 不善良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<text:span text:style-name="T1">明顯例子，</text:span>善良 是 提供<text:span text:style-name="T1">、滿足 自己、其他</text:span>個體 需要的<text:span text:style-name="T1"> 某一特定</text:span>個體。</text:p>
                  <text:list>
                    <text:list-item>
                      <text:p text:style-name="P11">明顯例子，假定，第一個人類個體 口渴。</text:p>
                      <text:list>
                        <text:list-item>
                          <text:p text:style-name="P11">假定，第二個人類個體 提供（飲用）水 給 第一個個體。</text:p>
                          <text:list>
                            <text:list-item>
                              <text:p text:style-name="P11">第二個個體 是 善良的 個體。</text:p>
                            </text:list-item>
                            <text:list-item>
                              <text:p text:style-name="P11">提供（飲用）水 是 善良的 行為、行動。</text:p>
                            </text:list-item>
                          </text:list>
                        </text:list-item>
                        <text:list-item>
                          <text:p text:style-name="P11">假定，第一個個體 喝下 該水。</text:p>
                          <text:list>
                            <text:list-item>
                              <text:p text:style-name="P11">第一個個體 是 接收 善良（的 行為、行動）的 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明顯例子，假定，第一個個體 需要 第二個個體。</text:p>
                      <text:list>
                        <text:list-item>
                          <text:p text:style-name="P11">假定，第三個個體 提供 第二個個體 給 第一個個體。</text:p>
                          <text:list>
                            <text:list-item>
                              <text:p text:style-name="P11">第一個個體 有機率認定。</text:p>
                              <text:list>
                                <text:list-item>
                                  <text:p text:style-name="P11">第三個個體 是 善良的 個體。</text:p>
                                </text:list-item>
                                <text:list-item>
                                  <text:p text:style-name="P11">該提供 是 善良的 行為、行動。</text:p>
                                </text:list-item>
                              </text:list>
                            </text:list-item>
                            <text:list-item>
                              <text:p text:style-name="P11">對於 第三個個體 來說，第二個個體 是 幫助 第一個個體的 媒介、工具。</text:p>
                            </text:list-item>
                          </text:list>
                        </text:list-item>
                        <text:list-item>
                          <text:p text:style-name="P11">假定，第二個個體（的 本能、傳承）有 意識。</text:p>
                          <text:list>
                            <text:list-item>
                              <text:p text:style-name="P11">假定，第二個個體 自願（讓 第三個個體 把 自己）提供給 第一個個體。</text:p>
                              <text:list>
                                <text:list-item>
                                  <text:p text:style-name="P11">第二個個體 有機率認定。</text:p>
                                  <text:list>
                                    <text:list-item>
                                      <text:p text:style-name="P11">第三個個體 是 幫助 第一個個體的 媒介、工具。</text:p>
                                    </text:list-item>
                                    <text:list-item>
                                      <text:p text:style-name="P11">第三個個體 是 善良的 個體。</text:p>
                                    </text:list-item>
                                    <text:list-item>
                                      <text:p text:style-name="P11">該提供 是 善良的 過程。</text:p>
                                    </text:list-item>
                                  </text:list>
                                </text:list-item>
                                <text:list-item>
                                  <text:p text:style-name="P11">第一個個體 有機率認定，第二個個體、第三個個體 是 善良的 個體。</text:p>
                                </text:list-item>
                              </text:list>
                            </text:list-item>
                            <text:list-item>
                              <text:p text:style-name="P11">假定，第二個個體 不自願（讓 第三個個體 把 自己）提供給 第一個個體。</text:p>
                              <text:list>
                                <text:list-item>
                                  <text:p text:style-name="P11">第二個個體 有機率認定。</text:p>
                                  <text:list>
                                    <text:list-item>
                                      <text:p text:style-name="P11">第三個個體 在 攻擊、傷害（第二個個體）自己。</text:p>
                                    </text:list-item>
                                    <text:list-item>
                                      <text:p text:style-name="P11">第三個個體 是 不善良的 個體。</text:p>
                                    </text:list-item>
                                    <text:list-item>
                                      <text:p text:style-name="P11">該提供 是 不善良的 過程。</text:p>
                                    </text:list-item>
                                  </text:list>
                                </text:list-item>
                                <text:list-item>
                                  <text:p text:style-name="P11">第一個個體 有機率（仍然）認定，第二個個體、第三個個體 是 善良的 個體。</text:p>
                                </text:list-item>
                                <text:list-item>
                                  <text:p text:style-name="P11">不自願 的 明顯例子，被強迫、被詐騙、不想要、沒有想要、喪失意識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">假定，第二個個體（的 本能、傳承）沒有 意識。</text:p>
                          <text:list>
                            <text:list-item>
                              <text:p text:style-name="P11">第一個個體 有機率認定，第三個個體 是 善良的 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明顯例子，假定，第一個個體 需要 第二個個體。</text:p>
                      <text:list>
                        <text:list-item>
                          <text:p text:style-name="P11">假定，第三個個體 提供 第二個個體 給 第一個個體。</text:p>
                        </text:list-item>
                        <text:list-item>
                          <text:p text:style-name="P11">第一個個體 有機率 不知道、沒有意識到，（第一個個體）自己 需要 第二個個體。</text:p>
                        </text:list-item>
                        <text:list-item>
                          <text:p text:style-name="P11">第二個個體 有機率 不知道、沒有意識到，第一個個體 需要 第二個個體。</text:p>
                        </text:list-item>
                        <text:list-item>
                          <text:p text:style-name="P11">第三個個體 有機率 不知道、沒有意識到，第一個個體 需要 第二個個體。</text:p>
                        </text:list-item>
                        <text:list-item>
                          <text:p text:style-name="P11">第一個個體、第二個個體、第三個個體 有機率 不知道、沒有意識到，第三個個體（已經、正在、即將）提供 第二個個體 給 第一個個體。</text:p>
                          <text:list>
                            <text:list-item>
                              <text:p text:style-name="P11">第一個個體 有機率 不知道、沒有意識到，（第一個個體）自己（已經、正在、即將）接收（第三個個體 提供的）第二個個體。</text:p>
                            </text:list-item>
                            <text:list-item>
                              <text:p text:style-name="P11">第二個個體 有機率 不知道、沒有意識到，（第二個個體）自己（已經、正在、即將）被（第三個個體）提供（第二個個體）自己 給 第一個個體。</text:p>
                            </text:list-item>
                            <text:list-item>
                              <text:p text:style-name="P11">第三個個體 有機率 不知道、沒有意識到，（第三個個體）自己（已經、正在、即將）提供 第二個個體 給 第一個個體。</text:p>
                            </text:list-item>
                          </text:list>
                        </text:list-item>
                        <text:list-item>
                          <text:p text:style-name="P11">明顯例子，假定，母牛 在 睡覺。</text:p>
                          <text:list>
                            <text:list-item>
                              <text:p text:style-name="P11">假定，小牛，肚子餓 →<text:span text:style-name="T8"> 喝奶</text:span>。</text:p>
                            </text:list-item>
                            <text:list-item>
                              <text:p text:style-name="P11">母牛 有機率不知道，自己 需要提供 奶水。</text:p>
                            </text:list-item>
                            <text:list-item>
                              <text:p text:style-name="P11">母牛 有機率不知道，自己（正在）提供 奶水 給 小牛。</text:p>
                            </text:list-item>
                          </text:list>
                        </text:list-item>
                        <text:list-item>
                          <text:p text:style-name="P11">明顯例子，假定，人類 在 睡覺。</text:p>
                          <text:list>
                            <text:list-item>
                              <text:p text:style-name="P11">假定，人類 在（睡覺期間 被 護理師）吊點滴。</text:p>
                            </text:list-item>
                            <text:list-item>
                              <text:p text:style-name="P11">人類 有機率不知道，自己 需要接收 點滴。</text:p>
                            </text:list-item>
                            <text:list-item>
                              <text:p text:style-name="P11">人類 有機率不知道，自己（正在）接收（護理師 提供的）點滴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善良 是 提醒 需要。</text:p>
                  <text:list>
                    <text:list-item>
                      <text:p text:style-name="P12">提醒 不是 當謎語人、模糊不清、似是而非 的 提醒。</text:p>
                    </text:list-item>
                    <text:list-item>
                      <text:p text:style-name="P12">提醒 不是 讓 被提醒的個體 懵懵懂懂、認知錯誤。</text:p>
                      <text:list>
                        <text:list-item>
                          <text:p text:style-name="P12">明顯例子，一知半解 比 什麼都不知道 更糟糕。</text:p>
                        </text:list-item>
                        <text:list-item>
                          <text:p text:style-name="P12">明顯例子，假定，某一特定個體<text:span text:style-name="T10">(自己)</text:span>想到、推理出 某一特定 想法、信念、世界觀。</text:p>
                          <text:list>
                            <text:list-item>
                              <text:p text:style-name="P12">該個體 越是 艱難、花費大量時間 想到、推理出 該想法、該信念、該世界觀。</text:p>
                            </text:list-item>
                            <text:list-item>
                              <text:p text:style-name="P12">該個體 越是對 該想法、該信念、該世界觀 深信不疑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提醒 是 讓 被提醒的個體（明確）（大致、細緻）知道、瞭解 需要、如何填補需要。</text:p>
                      <text:list>
                        <text:list-item>
                          <text:p text:style-name="P14">提醒 是 讓 被提醒的個體（明確）（大致、細緻）知道、瞭解（自己、其他個體）。</text:p>
                        </text:list-item>
                        <text:list-item>
                          <text:p text:style-name="P2">善良 是<text:span text:style-name="T1"> </text:span>讓<text:span text:style-name="T1"> 被提醒的</text:span>個體<text:span text:style-name="T1">（明確）（大致、細緻）</text:span>知道<text:span text:style-name="T1">、瞭解 需要、如何填補</text:span>需要。</text:p>
                          <text:list>
                            <text:list-item>
                              <text:p text:style-name="P15">善良 是 讓（需要）被提醒的 個體（明確）（大致、細緻）知道、瞭解 需要。</text:p>
                            </text:list-item>
                          </text:list>
                        </text:list-item>
                        <text:list-item>
                          <text:p text:style-name="P3">善良 是<text:span text:style-name="T1"> </text:span>讓<text:span text:style-name="T1"> 被需要的</text:span>個體<text:span text:style-name="T1">（明確）（大致、細緻）</text:span>知道<text:span text:style-name="T1">、瞭解 </text:span>被<text:span text:style-name="T1"> 其他個體 </text:span>需要。</text:p>
                          <text:list>
                            <text:list-item>
                              <text:p text:style-name="P16">善良 是 讓（需要）被提醒的 個體（明確）（大致、細緻）知道、瞭解 被需要。</text:p>
                            </text:list-item>
                            <text:list-item>
                              <text:p text:style-name="P12">假定，該被需要的個體 知道、瞭解 之後，會感到 正面、快樂、幸福。</text:p>
                              <text:list>
                                <text:list-item>
                                  <text:p text:style-name="P17">讓 被需要的個體 知道，有機率是 善良的 行為、行動。</text:p>
                                </text:list-item>
                              </text:list>
                            </text:list-item>
                            <text:list-item>
                              <text:p text:style-name="P18">假定，該被需要的個體 知道、瞭解 之後，不會感到 正面、快樂、幸福。</text:p>
                              <text:list>
                                <text:list-item>
                                  <text:p text:style-name="P18">讓 被需要的個體 知道，有機率是 不善良的 行為、行動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善良<text:span text:style-name="T1">的傳承</text:span> 是 傳承<text:span text:style-name="T1"> 如何填補需要、如何</text:span>滿足<text:span text:style-name="T1">需要</text:span>。</text:p>
                  <text:list>
                    <text:list-item>
                      <text:p text:style-name="P11">明顯例子，假定，小孩 睡著、口渴。</text:p>
                      <text:list>
                        <text:list-item>
                          <text:p text:style-name="P19">小孩 有機率不知道 自己要 喝水。</text:p>
                        </text:list-item>
                        <text:list-item>
                          <text:p text:style-name="P19">其他個體 有機率 叫醒、提醒，該小孩 要 喝水。</text:p>
                        </text:list-item>
                        <text:list-item>
                          <text:p text:style-name="P19">其他個體 有機率傳承，該小孩 使用雙手拿杯子 喝水。</text:p>
                          <text:list>
                            <text:list-item>
                              <text:p text:style-name="P11">杯子 有機率是 其他個體 提供的 杯子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">明顯例子，假定，小孩 睡著、口渴。</text:p>
                      <text:list>
                        <text:list-item>
                          <text:p text:style-name="P20">小孩 有機率不知道 自己要 喝水。</text:p>
                        </text:list-item>
                        <text:list-item>
                          <text:p text:style-name="P20">假定，其他個體 知道，小孩 口渴、要喝水。</text:p>
                        </text:list-item>
                        <text:list-item>
                          <text:p text:style-name="P20">假定，其他個體 沒有叫醒、沒有提醒，該小孩 要 喝水。</text:p>
                          <text:list>
                            <text:list-item>
                              <text:p text:style-name="P20">其他個體 有機率 不善良。</text:p>
                            </text:list-item>
                          </text:list>
                        </text:list-item>
                        <text:list-item>
                          <text:p text:style-name="P20">假定，其他個體 沒有傳承，該小孩 使用雙手拿杯子 喝水。</text:p>
                          <text:list>
                            <text:list-item>
                              <text:p text:style-name="P20">其他個體 有機率 不善良。</text:p>
                            </text:list-item>
                          </text:list>
                        </text:list-item>
                        <text:list-item>
                          <text:p text:style-name="P20">假定，其他個體 不讓 該小孩 喝水。</text:p>
                          <text:list>
                            <text:list-item>
                              <text:p text:style-name="P11">其他個體 有機率 不善良。</text:p>
                            </text:list-item>
                            <text:list-item>
                              <text:p text:style-name="P11">抽象例子，其他個體 讓 該小孩 感受到（佛家 認定的）得不到的 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bookmark-start text:name="發展"/>發展<text:bookmark-end text:name="發展"/></text:p>
          <text:list>
            <text:list-item>
              <text:p text:style-name="P21">明顯例子，某一特定個體 拿著 手電筒 走 迷宮。</text:p>
              <text:list>
                <text:list-item>
                  <text:p text:style-name="P21">手電筒 照亮的 區域 <text:span text:style-name="T25">↔</text:span><text:span text:style-name="T23"> 可預見的、有機率發現的 未知</text:span>。</text:p>
                </text:list-item>
                <text:list-item>
                  <text:p text:style-name="P21">手電筒 沒有照亮的 區域 <text:span text:style-name="T25">↔</text:span><text:span text:style-name="T23"> 不可預見的、有機率發現的 未知</text:span>。</text:p>
                </text:list-item>
                <text:list-item>
                  <text:p text:style-name="P22">已知、未知。</text:p>
                  <text:list>
                    <text:list-item>
                      <text:p text:style-name="P22">該個體 記憶中（看過）的景象和區域 <text:span text:style-name="T25">↔</text:span><text:span text:style-name="T23"> 已知。</text:span></text:p>
                      <text:list>
                        <text:list-item>
                          <text:p text:style-name="P23">該個體 記憶中（看過）（瞭解）的景象和區域 <text:span text:style-name="T25">↔</text:span><text:span text:style-name="T23"> 已知的已知。</text:span></text:p>
                        </text:list-item>
                        <text:list-item>
                          <text:p text:style-name="P23">該個體 記憶中（看過）（不瞭解、還沒瞭解）的景象和區域 <text:span text:style-name="T25">↔</text:span><text:span text:style-name="T23"> 已知的未知</text:span>。</text:p>
                        </text:list-item>
                      </text:list>
                    </text:list-item>
                    <text:list-item>
                      <text:p text:style-name="P24">該個體 記憶中（沒有看過）的景象和區域 <text:span text:style-name="T25">↔</text:span><text:span text:style-name="T23"> 已知的未知</text:span>。</text:p>
                    </text:list-item>
                    <text:list-item>
                      <text:p text:style-name="P24">該個體 遺忘（看過）的景象和區域 <text:span text:style-name="T25">↔</text:span><text:span text:style-name="T23"> 未知的已知。</text:span></text:p>
                    </text:list-item>
                    <text:list-item>
                      <text:p text:style-name="P25">該個體 沒有經過（看過）的景象和區域 <text:span text:style-name="T25">↔</text:span><text:span text:style-name="T23"> 未知的未知。</text:span></text:p>
                    </text:list-item>
                  </text:list>
                </text:list-item>
                <text:list-item>
                  <text:p text:style-name="P26">有些區域。</text:p>
                  <text:list>
                    <text:list-item>
                      <text:p text:style-name="P25">有些區域 照亮的到。</text:p>
                    </text:list-item>
                    <text:list-item>
                      <text:p text:style-name="P25">有些區域 靠近、接近（才）照亮的到。</text:p>
                    </text:list-item>
                    <text:list-item>
                      <text:p text:style-name="P25">有些區域 靠近、接近（仍然）照亮不到。</text:p>
                    </text:list-item>
                  </text:list>
                </text:list-item>
                <text:list-item>
                  <text:p text:style-name="P25">手電筒。</text:p>
                  <text:list>
                    <text:list-item>
                      <text:p text:style-name="P25">手電筒 有機率 發出白光、亮度變高、亮度變低、變成發出灰光、閃爍、沒電。</text:p>
                    </text:list-item>
                  </text:list>
                </text:list-item>
                <text:list-item>
                  <text:p text:style-name="P25">該個體。</text:p>
                  <text:list>
                    <text:list-item>
                      <text:p text:style-name="P25">該個體 有機率 打開手電筒、關掉手電筒。</text:p>
                    </text:list-item>
                    <text:list-item>
                      <text:p text:style-name="P25">該個體 有機率 打開眼睛、瞇上眼睛、閉上眼睛、有正常視覺、有色盲、有近視、有遠視。</text:p>
                    </text:list-item>
                    <text:list-item>
                      <text:p text:style-name="P25">該個體 有機率 改拿探照燈、在迷宮架設日光燈、使用工具大範圍照亮和掃描整個迷宮。</text:p>
                    </text:list-item>
                    <text:list-item>
                      <text:p text:style-name="P25">該個體 有機率 打穿、填補、改造 迷宮。</text:p>
                    </text:list-item>
                    <text:list-item>
                      <text:p text:style-name="P25">該個體 有機率 設計、製造、使用 迷宮。</text:p>
                    </text:list-item>
                  </text:list>
                </text:list-item>
              </text:list>
            </text:list-item>
            <text:list-item>
              <text:p text:style-name="P11">明顯例子，在 夜晚的 大海，某一特定個體 拿著 手電筒 坐船。</text:p>
            </text:list-item>
          </text:list>
        </text:list-item>
        <text:list-item>
          <text:p text:style-name="P1"><text:bookmark-start text:name="字詞"/>字詞<text:bookmark-end text:name="字詞"/></text:p>
          <text:list>
            <text:list-item>
              <text:p text:style-name="P5"><text:span text:style-name="T1">字詞 </text:span>推廣化、深入化、實體化、抽象化。</text:p>
              <text:list>
                <text:list-item>
                  <text:p text:style-name="P83"><text:span text:style-name="T34">（相關描述在 </text:span><text:span text:style-name="T30">世界學</text:span><text:span text:style-name="T31"> 文件群的 </text:span><text:span text:style-name="T29">哲學</text:span><text:span text:style-name="T33">的 </text:span><text:span text:style-name="T29">哲學 對 字詞 推廣化、深入化、實體化、抽象化</text:span><text:span text:style-name="T31">）</text:span></text:p>
                </text:list-item>
              </text:list>
            </text:list-item>
            <text:list-item>
              <text:p text:style-name="P27">明顯例子，<text:span text:style-name="T28">行星 會繞著 恆星 轉</text:span>。</text:p>
              <text:list>
                <text:list-item>
                  <text:p text:style-name="P5"><text:span text:style-name="T28">句子</text:span><text:span text:style-name="T3"> </text:span><text:span text:style-name="T4">↔</text:span><text:span text:style-name="T3"> 行星會繞著恆星轉</text:span>。</text:p>
                </text:list-item>
                <text:list-item>
                  <text:p text:style-name="P6">字詞<text:span text:style-name="T3"> </text:span><text:span text:style-name="T4">↔</text:span><text:span text:style-name="T3"> 行、星、會、繞、著、恆、星、轉、行星、會繞、繞著、恆星</text:span>。</text:p>
                  <text:list>
                    <text:list-item>
                      <text:p text:style-name="P28"><text:span text:style-name="T33">深入化，行的 定義 是 位移、移動</text:span>。</text:p>
                      <text:list>
                        <text:list-item>
                          <text:p text:style-name="P29">字詞<text:span text:style-name="T28"> </text:span><text:span text:style-name="T26">↔</text:span><text:span text:style-name="T28"> 位、移、動、位移、移動</text:span>。</text:p>
                        </text:list-item>
                      </text:list>
                    </text:list-item>
                    <text:list-item>
                      <text:p text:style-name="P30"><text:span text:style-name="T33">深入化，星 的 定義 是 星球、星體</text:span>。</text:p>
                    </text:list-item>
                  </text:list>
                </text:list-item>
                <text:list-item>
                  <text:p text:style-name="P31"><text:span text:style-name="T33">推廣化的 修改增減化</text:span>，<text:span text:style-name="T28">行星 繞 恆星 轉</text:span>。</text:p>
                  <text:list>
                    <text:list-item>
                      <text:p text:style-name="P32"><text:span text:style-name="T33">推廣化的 修改增減化</text:span>，<text:span text:style-name="T28">位移的星球 繞 恆星 轉</text:span>。</text:p>
                    </text:list-item>
                  </text:list>
                </text:list-item>
                <text:list-item>
                  <text:p text:style-name="P31"><text:span text:style-name="T33">推廣化的 修改增減化、排列組合化</text:span>，<text:span text:style-name="T28">恆星 轉 行星</text:span>。</text:p>
                </text:list-item>
                <text:list-item>
                  <text:p text:style-name="P31"><text:span text:style-name="T33">推廣化的 修改增減化</text:span>，<text:span text:style-name="T28">星 轉 星</text:span>。</text:p>
                  <text:list>
                    <text:list-item>
                      <text:p text:style-name="P33"><text:span text:style-name="T33">抽象化的 類別化</text:span>，第一個個體<text:span text:style-name="T33"> 繞 第二個</text:span>個體<text:span text:style-name="T33"> 轉</text:span>。</text:p>
                    </text:list-item>
                  </text:list>
                </text:list-item>
                <text:list-item>
                  <text:p text:style-name="P34"><text:span text:style-name="T33">推廣化的 修改增減化，衛星 轉 行星</text:span>。</text:p>
                </text:list-item>
                <text:list-item>
                  <text:p text:style-name="P34"><text:span text:style-name="T33">推廣化的 修改增減化、排列組合化，衛星 繞 行星 轉</text:span>。</text:p>
                  <text:list>
                    <text:list-item>
                      <text:p text:style-name="P35"><text:span text:style-name="T33">實體化的 日常生活化</text:span>，月亮<text:span text:style-name="T33"> 繞 </text:span>地球<text:span text:style-name="T33"> 轉</text:span>。</text:p>
                    </text:list-item>
                    <text:list-item>
                      <text:p text:style-name="P36"><text:span text:style-name="T33">抽象化的 類別化</text:span>，<text:span text:style-name="T33">衛星 繞 行星 轉</text:span>。</text:p>
                    </text:list-item>
                  </text:list>
                </text:list-item>
              </text:list>
            </text:list-item>
            <text:list-item>
              <text:p text:style-name="P7"><text:span text:style-name="T1">明顯例子，假定，某一特定字詞 </text:span><text:span text:style-name="T3">擁</text:span><text:span text:style-name="T1">有</text:span><text:span text:style-name="T5"> </text:span><text:span text:style-name="T6">a</text:span><text:span text:style-name="T7">種</text:span><text:span text:style-name="T27">定義</text:span>。</text:p>
              <text:list>
                <text:list-item>
                  <text:p text:style-name="P37">假定，某一特定<text:span text:style-name="T28">句子 擁有（</text:span><text:span text:style-name="T11">1個</text:span><text:span text:style-name="T28">、出現</text:span><text:span text:style-name="T16">1次</text:span><text:span text:style-name="T28">）該</text:span>字詞。</text:p>
                </text:list-item>
                <text:list-item>
                  <text:p text:style-name="P38">假定，在 <text:span text:style-name="T28">該句子 裡面</text:span>，<text:span text:style-name="T28">該</text:span>字詞 <text:span text:style-name="T28">擁</text:span>有<text:span text:style-name="T10"> </text:span><text:span text:style-name="T12">b</text:span><text:span text:style-name="T27">種定義</text:span>。</text:p>
                  <text:list>
                    <text:list-item>
                      <text:p text:style-name="P39"><text:span text:style-name="T17">a </text:span><text:span text:style-name="T18">≥ </text:span><text:span text:style-name="T17">b</text:span>。</text:p>
                    </text:list-item>
                  </text:list>
                </text:list-item>
                <text:list-item>
                  <text:p text:style-name="P40">假定，<text:span text:style-name="T28">該句子 排列組合化</text:span>。</text:p>
                  <text:list>
                    <text:list-item>
                      <text:p text:style-name="P38">在（<text:span text:style-name="T28">排列組合化 之後的</text:span>）<text:span text:style-name="T32">該句子 裡面</text:span>，<text:span text:style-name="T28">該</text:span>字詞 <text:span text:style-name="T28">擁</text:span>有<text:span text:style-name="T10"> </text:span><text:span text:style-name="T13">c</text:span><text:span text:style-name="T27">種定義</text:span>。</text:p>
                    </text:list-item>
                    <text:list-item>
                      <text:p text:style-name="P40"><text:span text:style-name="T17">a </text:span><text:span text:style-name="T18">≥ </text:span><text:span text:style-name="T17">b、</text:span><text:span text:style-name="T13">c</text:span>。</text:p>
                      <text:list>
                        <text:list-item>
                          <text:p text:style-name="P41"><text:span text:style-name="T17">b</text:span><text:span text:style-name="T12"> 有機率不等於 </text:span><text:span text:style-name="T13">c</text:span>。</text:p>
                        </text:list-item>
                        <text:list-item>
                          <text:p text:style-name="P38"><text:span text:style-name="T10">第</text:span><text:span text:style-name="T14">i</text:span><text:span text:style-name="T27">種定義 </text:span><text:span text:style-name="T12">有機率不等於 第j</text:span><text:span text:style-name="T27">種定義</text:span>。</text:p>
                          <text:list>
                            <text:list-item>
                              <text:p text:style-name="P42"><text:span text:style-name="T17">b </text:span><text:span text:style-name="T18">≥ </text:span><text:span text:style-name="T14">i</text:span><text:span text:style-name="T17"> </text:span><text:span text:style-name="T18">≥ </text:span><text:span text:style-name="T19">0</text:span>。</text:p>
                            </text:list-item>
                            <text:list-item>
                              <text:p text:style-name="P42"><text:span text:style-name="T13">c</text:span><text:span text:style-name="T17"> </text:span><text:span text:style-name="T18">≥ </text:span><text:span text:style-name="T12">j</text:span><text:span text:style-name="T17"> </text:span><text:span text:style-name="T18">≥ </text:span><text:span text:style-name="T19">0</text:span>。</text:p>
                            </text:list-item>
                            <text:list-item>
                              <text:p text:style-name="P38"><text:span text:style-name="T9">第</text:span><text:span text:style-name="T20">i</text:span><text:span text:style-name="T27">種定義 </text:span><text:span text:style-name="T17">有機率不在 </text:span><text:span text:style-name="T21">c</text:span><text:span text:style-name="T27">種定義 裡面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哲學 受限於 句子。</text:p>
              <text:list>
                <text:list-item>
                  <text:p text:style-name="P8">句子 受限於 字詞<text:span text:style-name="T1">、文法</text:span>。</text:p>
                  <text:list>
                    <text:list-item>
                      <text:p text:style-name="P10">字詞 受限於<text:span text:style-name="T1">（字詞 的）字形、字根、</text:span>定義。</text:p>
                    </text:list-item>
                    <text:list-item>
                      <text:p text:style-name="P38">句子 有機率變成 有歧義、模糊不清。</text:p>
                      <text:list>
                        <text:list-item>
                          <text:p text:style-name="P38">明顯例子，他口傳承認人是動物。</text:p>
                          <text:list>
                            <text:list-item>
                              <text:p text:style-name="P38">他 口傳 承認 人 是 動物。</text:p>
                              <text:list>
                                <text:list-item>
                                  <text:p text:style-name="P38">他 說話傳承，（他）承認 人 是 動物。</text:p>
                                </text:list-item>
                              </text:list>
                            </text:list-item>
                            <text:list-item>
                              <text:p text:style-name="P38">他 口 傳承 認 人 是 動物。</text:p>
                              <text:list>
                                <text:list-item>
                                  <text:p text:style-name="P38">經由 他 說話內容的 傳承，（被傳承的個體）認定 人 是 動物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3">字詞（本身）有機率 不中立、有偏頗。</text:p>
                      <text:list>
                        <text:list-item>
                          <text:p text:style-name="P38">字詞的 文字（本身）有機率 不中立、有偏頗。</text:p>
                          <text:list>
                            <text:list-item>
                              <text:p text:style-name="P38">明顯例子，象形文字的 字形。</text:p>
                              <text:list>
                                <text:list-item>
                                  <text:p text:style-name="P38">明顯例子，男。</text:p>
                                  <text:list>
                                    <text:list-item>
                                      <text:p text:style-name="P38">田、力。</text:p>
                                    </text:list-item>
                                    <text:list-item>
                                      <text:p text:style-name="P38">男 相依於 農田、力量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8">明顯例子，字母文字的 字根。</text:p>
                              <text:list>
                                <text:list-item>
                                  <text:p text:style-name="P38">明顯例子，<text:span text:style-name="T22">she</text:span>。</text:p>
                                  <text:list>
                                    <text:list-item>
                                      <text:p text:style-name="P38"><text:span text:style-name="T15">s、he</text:span>。</text:p>
                                    </text:list-item>
                                    <text:list-item>
                                      <text:p text:style-name="P60"><text:span text:style-name="T10">she 相依於 he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4">字詞的 定義（本身）有機率 不中立、有偏頗。</text:p>
                          <text:list>
                            <text:list-item>
                              <text:p text:style-name="P45">明顯例子，字詞的 定義 是由 字詞、文法 組成。</text:p>
                              <text:list>
                                <text:list-item>
                                  <text:p text:style-name="P46">假定，字詞、文法（本身）不中立、有偏頗。</text:p>
                                  <text:list>
                                    <text:list-item>
                                      <text:p text:style-name="P46">字詞的 定義（本身）有機率 不中立、有偏頗。</text:p>
                                    </text:list-item>
                                    <text:list-item>
                                      <text:p text:style-name="P47">字詞（本身）有機率 不中立、有偏頗。</text:p>
                                    </text:list-item>
                                    <text:list-item>
                                      <text:p text:style-name="P47">抽象例子，（法律）毒樹果原則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6">明顯例子，字詞的 定義 是由 句子 組成。</text:p>
                              <text:list>
                                <text:list-item>
                                  <text:p text:style-name="P46">假定，句子（本身）不中立、有偏頗。</text:p>
                                  <text:list>
                                    <text:list-item>
                                      <text:p text:style-name="P46">字詞的 定義（本身）有機率 不中立、有偏頗。</text:p>
                                    </text:list-item>
                                    <text:list-item>
                                      <text:p text:style-name="P47">字詞（本身）有機率 不中立、有偏頗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文法（本身）有機率 不中立、有偏頗。</text:p>
                    </text:list-item>
                    <text:list-item>
                      <text:p text:style-name="P49">假定，字詞（本身）、文法（本身）不中立、有偏頗。</text:p>
                      <text:list>
                        <text:list-item>
                          <text:p text:style-name="P50">句子（本身）有機率 不中立、有偏頗。</text:p>
                        </text:list-item>
                      </text:list>
                    </text:list-item>
                    <text:list-item>
                      <text:p text:style-name="P50">假定，句子（本身）不中立、有偏頗。</text:p>
                      <text:list>
                        <text:list-item>
                          <text:p text:style-name="P50">哲學（本身）有機率 不中立、有偏頗。</text:p>
                        </text:list-item>
                      </text:list>
                    </text:list-item>
                  </text:list>
                </text:list-item>
                <text:list-item>
                  <text:p text:style-name="P50">句子 無法由 不存在的字詞、不存在的文法 組成（有定義、有意義 的 句子）。</text:p>
                  <text:list>
                    <text:list-item>
                      <text:p text:style-name="P51">哲學 無法由 不存在的句子 組成（有定義、有意義 的 哲學）。</text:p>
                    </text:list-item>
                    <text:list-item>
                      <text:p text:style-name="P51">明顯例子，不可描述的存在 無法使用 字詞、句子 描述。</text:p>
                      <text:list>
                        <text:list-item>
                          <text:p text:style-name="P51">能夠使用 字詞、句子 描述 的 個體，是 可描述的存在。</text:p>
                        </text:list-item>
                      </text:list>
                    </text:list-item>
                    <text:list-item>
                      <text:p text:style-name="P51">明顯例子，未知的未知、未知的已知 無法使用 字詞、句子 描述。</text:p>
                    </text:list-item>
                  </text:list>
                </text:list-item>
              </text:list>
            </text:list-item>
            <text:list-item>
              <text:p text:style-name="P9"><text:span text:style-name="T1">某一特定個體 有機率（使用 字詞、文法）</text:span>創造<text:span text:style-name="T1">（字詞 的）</text:span>定義，擴充 字詞。</text:p>
              <text:list>
                <text:list-item>
                  <text:p text:style-name="P58">抽象例子，內捲。</text:p>
                  <text:list>
                    <text:list-item>
                      <text:p text:style-name="P59">字詞 擴充 字詞。</text:p>
                    </text:list-item>
                  </text:list>
                </text:list-item>
                <text:list-item>
                  <text:p text:style-name="P8"><text:span text:style-name="T1">某一特定個體 有機率</text:span>創造 字詞<text:span text:style-name="T1">、文法</text:span>，擴充 句子。</text:p>
                  <text:list>
                    <text:list-item>
                      <text:p text:style-name="P8"><text:span text:style-name="T1">某一特定個體 有機率</text:span>創造 句子，擴充 哲學。</text:p>
                      <text:list>
                        <text:list-item>
                          <text:p text:style-name="P52">擴充 的 明顯例子，推廣化、深入化。</text:p>
                        </text:list-item>
                        <text:list-item>
                          <text:p text:style-name="P61">擴充 有機率發生，創造 字詞、文法、句子、哲學、學門 的 現象。</text:p>
                        </text:list-item>
                      </text:list>
                    </text:list-item>
                    <text:list-item>
                      <text:p text:style-name="P38">明顯例子，讓 不可描述的存在 變成 可描述的存在。</text:p>
                    </text:list-item>
                    <text:list-item>
                      <text:p text:style-name="P53">明顯例子，讓 未知的未知、未知的已知 變成 已知的未知、已知的已知。</text:p>
                    </text:list-item>
                  </text:list>
                </text:list-item>
              </text:list>
            </text:list-item>
            <text:list-item>
              <text:p text:style-name="P54"><text:span text:style-name="T35">（當下）</text:span>哲學 <text:span text:style-name="T24">↔</text:span><text:span text:style-name="T35"> 記錄、好奇、探索（當下）</text:span>可描述的存在、已知的未知、已知的已知。</text:p>
            </text:list-item>
            <text:list-item>
              <text:p text:style-name="P54"><text:span text:style-name="T35">（當下）</text:span>擴充 哲學 <text:span text:style-name="T24">↔</text:span><text:span text:style-name="T35"> 記錄、好奇、探索（過去）</text:span>不可描述的存在、未知的未知、未知的已知。</text:p>
            </text:list-item>
            <text:list-item>
              <text:p text:style-name="P54">假定，某一特定字詞（本身）不等於 該字詞的 定義。</text:p>
              <text:list>
                <text:list-item>
                  <text:p text:style-name="P54">該字詞 能夠繼續 深入化。</text:p>
                  <text:list>
                    <text:list-item>
                      <text:p text:style-name="P55">該字詞的 深入化 有機率<text:span text:style-name="T33">出現 永無止境、無限迴圈、無限循環 現象</text:span>。</text:p>
                    </text:list-item>
                  </text:list>
                </text:list-item>
              </text:list>
            </text:list-item>
            <text:list-item>
              <text:p text:style-name="P56">假定，某一特定字詞（本身）存在。</text:p>
              <text:list>
                <text:list-item>
                  <text:p text:style-name="P56">該字詞 有機率跟 自己、其他字詞 繁殖。</text:p>
                  <text:list>
                    <text:list-item>
                      <text:p text:style-name="P57">該字詞的 推廣化 有機率<text:span text:style-name="T33">出現 無限繁殖 現象</text:span>。</text:p>
                    </text:list-item>
                  </text:list>
                </text:list-item>
                <text:list-item>
                  <text:p text:style-name="P62">（該字詞 繁殖 之後，出現的、被創造的）子代字詞 有機率<text:span text:style-name="T36">能夠繼續 推廣化、深入化</text:span>。</text:p>
                </text:list-item>
              </text:list>
            </text:list-item>
            <text:list-item>
              <text:p text:style-name="P62">明顯例子，假定，某一特定字詞 <text:span text:style-name="T37">↔</text:span><text:span text:style-name="T40"> y</text:span>。</text:p>
              <text:list>
                <text:list-item>
                  <text:p text:style-name="P68">該字詞 <text:span text:style-name="T37">↔</text:span><text:span text:style-name="T40"> y</text:span>。</text:p>
                  <text:list>
                    <text:list-item>
                      <text:p text:style-name="P75">該字詞。</text:p>
                      <text:list>
                        <text:list-item>
                          <text:p text:style-name="P63">假定<text:span text:style-name="T10">，</text:span><text:span text:style-name="T40">y 是 </text:span><text:span text:style-name="T41">A的 倍數</text:span>。</text:p>
                          <text:list>
                            <text:list-item>
                              <text:p text:style-name="P79"><text:span text:style-name="T10">A 是 y</text:span>的 因數。</text:p>
                            </text:list-item>
                            <text:list-item>
                              <text:p text:style-name="P62">假定<text:span text:style-name="T10">，A</text:span><text:span text:style-name="T41"> = a</text:span><text:span text:style-name="T56">1</text:span><text:span text:style-name="T41"> + a</text:span><text:span text:style-name="T56">2</text:span>。</text:p>
                              <text:list>
                                <text:list-item>
                                  <text:p text:style-name="P78"><text:span text:style-name="T10">A →（深入化）→ </text:span><text:span text:style-name="T41">a</text:span><text:span text:style-name="T56">1</text:span><text:span text:style-name="T41"> + a</text:span><text:span text:style-name="T56">2</text:span>。</text:p>
                                  <text:list>
                                    <text:list-item>
                                      <text:p text:style-name="P78"><text:span text:style-name="T40">A</text:span><text:span text:style-name="T41"> </text:span><text:s/><text:span text:style-name="T59">↔</text:span><text:span text:style-name="T40"> </text:span><text:span text:style-name="T42">句子</text:span>。</text:p>
                                    </text:list-item>
                                    <text:list-item>
                                      <text:p text:style-name="P78"><text:span text:style-name="T42">a</text:span><text:span text:style-name="T56">1</text:span><text:span text:style-name="T41">、</text:span><text:span text:style-name="T42">a</text:span><text:span text:style-name="T56">2</text:span><text:span text:style-name="T9"> </text:span><text:span text:style-name="T59">↔</text:span><text:span text:style-name="T40"> 字詞</text:span>。</text:p>
                                    </text:list-item>
                                    <text:list-item>
                                      <text:p text:style-name="P78"><text:span text:style-name="T41">+ </text:span><text:s/><text:span text:style-name="T59">↔</text:span><text:span text:style-name="T40"> 文法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6">假定<text:span text:style-name="T10">，</text:span><text:span text:style-name="T40">y 是 </text:span><text:span text:style-name="T43">B</text:span><text:span text:style-name="T41">的 倍數</text:span>。</text:p>
                          <text:list>
                            <text:list-item>
                              <text:p text:style-name="P67"><text:span text:style-name="T10">B 是 y</text:span>的 因數。</text:p>
                            </text:list-item>
                            <text:list-item>
                              <text:p text:style-name="P63">假定<text:span text:style-name="T10">，B</text:span><text:span text:style-name="T41"> = b</text:span><text:span text:style-name="T56">1</text:span><text:span text:style-name="T41"> * b</text:span><text:span text:style-name="T56">2</text:span><text:span text:style-name="T41"> + b</text:span><text:span text:style-name="T56">3</text:span>。</text:p>
                            </text:list-item>
                          </text:list>
                        </text:list-item>
                        <text:list-item>
                          <text:p text:style-name="P76"><text:span text:style-name="T40">y 是 A、</text:span><text:span text:style-name="T43">B </text:span><text:span text:style-name="T41">的 公倍數</text:span>。</text:p>
                          <text:list>
                            <text:list-item>
                              <text:p text:style-name="P77"><text:span text:style-name="T45">y</text:span><text:span text:style-name="T10"> →（推廣化）→ </text:span><text:span text:style-name="T40">A、</text:span><text:span text:style-name="T43">B</text:span><text:span text:style-name="T10">。</text:span></text:p>
                            </text:list-item>
                            <text:list-item>
                              <text:p text:style-name="P76"><text:span text:style-name="T10">A 有機率不等於 B</text:span>。</text:p>
                            </text:list-item>
                          </text:list>
                        </text:list-item>
                        <text:list-item>
                          <text:p text:style-name="P81"><text:span text:style-name="T45">抽象例子，假定，</text:span><text:span text:style-name="T53">y 是 某一特定曲線、某一特定線。</text:span></text:p>
                          <text:list>
                            <text:list-item>
                              <text:p text:style-name="P81"><text:span text:style-name="T45">y</text:span><text:span text:style-name="T46"> →（實體化）→ 飛機</text:span><text:span text:style-name="T51">的飛行路徑</text:span><text:span text:style-name="T46"> →（</text:span><text:span text:style-name="T33">抽象</text:span><text:span text:style-name="T46">化）→ 個體的</text:span><text:span text:style-name="T48">移動路徑</text:span><text:span text:style-name="T60">。</text:span></text:p>
                            </text:list-item>
                          </text:list>
                        </text:list-item>
                        <text:list-item>
                          <text:p text:style-name="P82"><text:span text:style-name="T45">抽象例子，假定，y 是 某一特定數值、某一特定點。</text:span></text:p>
                          <text:list>
                            <text:list-item>
                              <text:p text:style-name="P82"><text:span text:style-name="T45">y</text:span><text:span text:style-name="T46"> →（實體化）→ </text:span><text:span text:style-name="T47">y個蘋果</text:span><text:span text:style-name="T46"> →（</text:span><text:span text:style-name="T33">抽象</text:span><text:span text:style-name="T46">化）→ </text:span><text:span text:style-name="T50">y</text:span><text:span text:style-name="T47">個水果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4">該字詞的 定義。</text:p>
                      <text:list>
                        <text:list-item>
                          <text:p text:style-name="P80">該字詞的 第<text:span text:style-name="T54">1</text:span><text:span text:style-name="T58">個</text:span>定義 <text:span text:style-name="T37">↔</text:span><text:span text:style-name="T40"> A</text:span>。</text:p>
                          <text:list>
                            <text:list-item>
                              <text:p text:style-name="P80"><text:span text:style-name="T40">A</text:span><text:span text:style-name="T41"> </text:span><text:s/><text:span text:style-name="T59">↔</text:span><text:span text:style-name="T40"> </text:span><text:span text:style-name="T42">句子</text:span>。</text:p>
                            </text:list-item>
                            <text:list-item>
                              <text:p text:style-name="P80">該字詞的 第<text:span text:style-name="T54">1</text:span><text:span text:style-name="T58">個</text:span>定義的 描述 <text:span text:style-name="T37">↔</text:span><text:span text:style-name="T40">（</text:span><text:span text:style-name="T41">a</text:span><text:span text:style-name="T56">1</text:span><text:span text:style-name="T41"> + a</text:span><text:span text:style-name="T56">2</text:span><text:span text:style-name="T40">）</text:span>。</text:p>
                              <text:list>
                                <text:list-item>
                                  <text:p text:style-name="P80"><text:span text:style-name="T42">a</text:span><text:span text:style-name="T56">1</text:span><text:span text:style-name="T41">、</text:span><text:span text:style-name="T42">a</text:span><text:span text:style-name="T56">2</text:span><text:span text:style-name="T9"> </text:span><text:span text:style-name="T59">↔</text:span><text:span text:style-name="T40"> 字詞</text:span>。</text:p>
                                </text:list-item>
                                <text:list-item>
                                  <text:p text:style-name="P80"><text:span text:style-name="T41">+ </text:span><text:s/><text:span text:style-name="T59">↔</text:span><text:span text:style-name="T40"> 文法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4">該字詞的 第<text:span text:style-name="T54">2</text:span><text:span text:style-name="T58">個</text:span>定義 <text:span text:style-name="T37">↔</text:span><text:span text:style-name="T40"> B</text:span>。</text:p>
                          <text:list>
                            <text:list-item>
                              <text:p text:style-name="P65">該字詞的 第<text:span text:style-name="T55">2</text:span><text:span text:style-name="T58">個</text:span>定義的 描述 <text:span text:style-name="T37">↔</text:span><text:span text:style-name="T40">（</text:span><text:span text:style-name="T41">b</text:span><text:span text:style-name="T56">1</text:span><text:span text:style-name="T41"> * b</text:span><text:span text:style-name="T56">2</text:span><text:span text:style-name="T41"> + b</text:span><text:span text:style-name="T56">3</text:span><text:span text:style-name="T40">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9">假定，第二個字詞 <text:span text:style-name="T37">↔</text:span><text:span text:style-name="T40"> </text:span><text:span text:style-name="T44">y</text:span><text:span text:style-name="T57">2</text:span>。</text:p>
                  <text:list>
                    <text:list-item>
                      <text:p text:style-name="P75">第二個字詞。</text:p>
                      <text:list>
                        <text:list-item>
                          <text:p text:style-name="P71">假定<text:span text:style-name="T10">，</text:span><text:span text:style-name="T40">y</text:span><text:span text:style-name="T57">2</text:span><text:span text:style-name="T40"> 是 C</text:span><text:span text:style-name="T41">的 倍數</text:span>。</text:p>
                        </text:list-item>
                        <text:list-item>
                          <text:p text:style-name="P70">假定<text:span text:style-name="T10">，</text:span><text:span text:style-name="T40">y</text:span><text:span text:style-name="T57">2</text:span><text:span text:style-name="T40"> 是 </text:span><text:span text:style-name="T41">A的 倍數</text:span>。</text:p>
                          <text:list>
                            <text:list-item>
                              <text:p text:style-name="P70"><text:span text:style-name="T10">A 是 y</text:span>的 因數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2">第二個字詞的 定義。</text:p>
                      <text:list>
                        <text:list-item>
                          <text:p text:style-name="P74">第二個字詞的 第<text:span text:style-name="T54">1</text:span><text:span text:style-name="T58">個</text:span>定義 <text:span text:style-name="T37">↔</text:span><text:span text:style-name="T40"> C</text:span>。</text:p>
                        </text:list-item>
                        <text:list-item>
                          <text:p text:style-name="P74">第二個字詞的 第<text:span text:style-name="T54">2</text:span><text:span text:style-name="T58">個</text:span>定義 <text:span text:style-name="T37">↔</text:span><text:span text:style-name="T40"> A</text:span>。</text:p>
                          <text:list>
                            <text:list-item>
                              <text:p text:style-name="P73"><text:span text:style-name="T10">A 是 y、</text:span><text:span text:style-name="T40">y</text:span><text:span text:style-name="T57">2</text:span><text:span text:style-name="T9"> </text:span>的 公因數 <text:span text:style-name="T37">↔</text:span><text:span text:style-name="T40"> </text:span>該字詞、第二個字詞 有 相同的 定義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8T23:11:42.031000000</dc:date>
    <meta:editing-duration>P19DT13H20M26S</meta:editing-duration>
    <meta:editing-cycles>16629</meta:editing-cycles>
    <meta:document-statistic meta:table-count="0" meta:image-count="0" meta:object-count="0" meta:page-count="1" meta:paragraph-count="254" meta:word-count="5059" meta:character-count="6051" meta:non-whitespace-character-count="5340"/>
  </office:meta>
</office:document-meta>
</file>